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yperparameterOptimization" style:family="table">
      <style:table-properties style:width="6.6931in" table:align="margins"/>
    </style:style>
    <style:style style:name="HyperparameterOptimization.A" style:family="table-column">
      <style:table-column-properties style:column-width="3.3465in" style:rel-column-width="32767*"/>
    </style:style>
    <style:style style:name="HyperparameterOptimization.A1" style:family="table-cell">
      <style:table-cell-properties fo:padding="0in" fo:border="none" style:writing-mode="page"/>
    </style:style>
    <style:style style:name="Table1" style:family="table">
      <style:table-properties style:width="6.6979in" fo:margin-left="0in" table:align="left"/>
    </style:style>
    <style:style style:name="Table1.A" style:family="table-column">
      <style:table-column-properties style:column-width="1.25in"/>
    </style:style>
    <style:style style:name="Table1.B" style:family="table-column">
      <style:table-column-properties style:column-width="1in"/>
    </style:style>
    <style:style style:name="Table1.C" style:family="table-column">
      <style:table-column-properties style:column-width="1.4292in"/>
    </style:style>
    <style:style style:name="Table1.D" style:family="table-column">
      <style:table-column-properties style:column-width="1.9458in"/>
    </style:style>
    <style:style style:name="Table1.E" style:family="table-column">
      <style:table-column-properties style:column-width="1.0729in"/>
    </style:style>
    <style:style style:name="Table1.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style:writing-mode="page"/>
    </style:style>
    <style:style style:name="P1" style:family="paragraph" style:parent-style-name="Standard">
      <style:text-properties officeooo:rsid="0003f126" officeooo:paragraph-rsid="0003f126"/>
    </style:style>
    <style:style style:name="P2" style:family="paragraph" style:parent-style-name="Standard">
      <style:text-properties fo:font-weight="bold" officeooo:rsid="0003f126" officeooo:paragraph-rsid="0003f126" style:font-weight-asian="bold" style:font-weight-complex="bold"/>
    </style:style>
    <style:style style:name="P3" style:family="paragraph" style:parent-style-name="Standard">
      <style:text-properties fo:font-weight="bold" officeooo:rsid="00063c77" officeooo:paragraph-rsid="00063c77" style:font-weight-asian="bold" style:font-weight-complex="bold"/>
    </style:style>
    <style:style style:name="P4" style:family="paragraph" style:parent-style-name="Standard">
      <style:text-properties fo:font-weight="bold" officeooo:rsid="0004d438" officeooo:paragraph-rsid="0004d438" style:font-weight-asian="bold" style:font-weight-complex="bold"/>
    </style:style>
    <style:style style:name="P5" style:family="paragraph" style:parent-style-name="Standard">
      <style:text-properties fo:font-weight="bold" officeooo:rsid="00081a62" officeooo:paragraph-rsid="00081a62" style:font-weight-asian="bold" style:font-weight-complex="bold"/>
    </style:style>
    <style:style style:name="P6" style:family="paragraph" style:parent-style-name="Standard">
      <style:text-properties officeooo:rsid="0004d438" officeooo:paragraph-rsid="0004d438"/>
    </style:style>
    <style:style style:name="P7" style:family="paragraph" style:parent-style-name="Standard">
      <style:text-properties officeooo:rsid="00063c77" officeooo:paragraph-rsid="00063c77"/>
    </style:style>
    <style:style style:name="P8" style:family="paragraph" style:parent-style-name="Standard">
      <style:text-properties fo:font-weight="normal" officeooo:rsid="00063c77" officeooo:paragraph-rsid="00063c77" style:font-weight-asian="normal" style:font-weight-complex="normal"/>
    </style:style>
    <style:style style:name="P9" style:family="paragraph" style:parent-style-name="Standard">
      <style:paragraph-properties fo:text-align="center" style:justify-single-word="false"/>
      <style:text-properties fo:font-weight="normal" officeooo:rsid="000e5207" officeooo:paragraph-rsid="000e5207" style:font-weight-asian="normal" style:font-weight-complex="normal"/>
    </style:style>
    <style:style style:name="P10" style:family="paragraph" style:parent-style-name="Standard">
      <style:text-properties officeooo:rsid="0003f126" officeooo:paragraph-rsid="0003f126" fo:background-color="#ffff00"/>
    </style:style>
    <style:style style:name="P11" style:family="paragraph" style:parent-style-name="Standard">
      <style:text-properties officeooo:rsid="000af465" officeooo:paragraph-rsid="000af465" fo:background-color="#ffff00"/>
    </style:style>
    <style:style style:name="P12" style:family="paragraph" style:parent-style-name="Standard">
      <style:text-properties officeooo:rsid="000af465" officeooo:paragraph-rsid="000bac48"/>
    </style:style>
    <style:style style:name="P13" style:family="paragraph" style:parent-style-name="Standard">
      <style:text-properties officeooo:rsid="000bac48" officeooo:paragraph-rsid="000bac48"/>
    </style:style>
    <style:style style:name="P14" style:family="paragraph" style:parent-style-name="Standard">
      <style:paragraph-properties fo:text-align="center" style:justify-single-word="false"/>
      <style:text-properties fo:font-size="14pt" fo:font-weight="bold" officeooo:rsid="000dadee" officeooo:paragraph-rsid="000dadee" style:font-size-asian="14pt" style:font-weight-asian="bold" style:font-size-complex="14pt" style:font-weight-complex="bold"/>
    </style:style>
    <style:style style:name="P15" style:family="paragraph" style:parent-style-name="Standard">
      <style:text-properties officeooo:rsid="0003f126" officeooo:paragraph-rsid="0003f126" fo:background-color="transparent"/>
    </style:style>
    <style:style style:name="P16" style:family="paragraph" style:parent-style-name="Standard">
      <style:text-properties officeooo:rsid="0003f126" officeooo:paragraph-rsid="000dadee" fo:background-color="transparent"/>
    </style:style>
    <style:style style:name="P17" style:family="paragraph" style:parent-style-name="Standard">
      <style:text-properties officeooo:rsid="00109b2f" officeooo:paragraph-rsid="00109b2f"/>
    </style:style>
    <style:style style:name="P18" style:family="paragraph" style:parent-style-name="Table_20_Contents">
      <style:text-properties officeooo:rsid="0004d438" officeooo:paragraph-rsid="0004d438"/>
    </style:style>
    <style:style style:name="P19" style:family="paragraph" style:parent-style-name="Table_20_Contents">
      <style:text-properties officeooo:rsid="00063c77" officeooo:paragraph-rsid="00063c77"/>
    </style:style>
    <style:style style:name="P20" style:family="paragraph" style:parent-style-name="Table_20_Contents">
      <style:text-properties officeooo:rsid="00081a62" officeooo:paragraph-rsid="00081a62"/>
    </style:style>
    <style:style style:name="P21" style:family="paragraph" style:parent-style-name="Table_20_Contents">
      <style:text-properties officeooo:rsid="00095425" officeooo:paragraph-rsid="00095425"/>
    </style:style>
    <style:style style:name="P22" style:family="paragraph" style:parent-style-name="Table_20_Contents">
      <style:text-properties officeooo:rsid="00109b2f" officeooo:paragraph-rsid="00109b2f"/>
    </style:style>
    <style:style style:name="T1" style:family="text">
      <style:text-properties officeooo:rsid="0004d438"/>
    </style:style>
    <style:style style:name="T2" style:family="text">
      <style:text-properties officeooo:rsid="00063c77"/>
    </style:style>
    <style:style style:name="T3" style:family="text">
      <style:text-properties officeooo:rsid="0006661a"/>
    </style:style>
    <style:style style:name="T4" style:family="text">
      <style:text-properties officeooo:rsid="00095425"/>
    </style:style>
    <style:style style:name="T5" style:family="text">
      <style:text-properties officeooo:rsid="000bac48"/>
    </style:style>
    <style:style style:name="T6" style:family="text">
      <style:text-properties fo:background-color="#ffff00" loext:char-shading-value="0"/>
    </style:style>
    <style:style style:name="T7" style:family="text">
      <style:text-properties officeooo:rsid="00081a62" fo:background-color="#ffff00" loext:char-shading-value="0"/>
    </style:style>
    <style:style style:name="T8" style:family="text">
      <style:text-properties fo:background-color="#b4c7dc" loext:char-shading-value="0"/>
    </style:style>
    <style:style style:name="T9" style:family="text">
      <style:text-properties officeooo:rsid="000d2f64" fo:background-color="#b4c7dc" loext:char-shading-value="0"/>
    </style:style>
    <style:style style:name="T10" style:family="text">
      <style:text-properties officeooo:rsid="000dadee" fo:background-color="#b4c7dc" loext:char-shading-value="0"/>
    </style:style>
    <style:style style:name="T11" style:family="text">
      <style:text-properties officeooo:rsid="000dadee"/>
    </style:style>
    <style:style style:name="T12" style:family="text">
      <style:text-properties fo:font-weight="bold" style:font-weight-asian="bold" style:font-weight-complex="bold"/>
    </style:style>
    <style:style style:name="T13" style:family="text">
      <style:text-properties officeooo:rsid="00109b2f"/>
    </style:style>
    <style:style style:name="T14" style:family="text">
      <style:text-properties officeooo:rsid="0013c75f"/>
    </style:style>
    <style:style style:name="T1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atency is also Important: Comparing MobileNetV2 and a YOLO-style Architecture for Deployment to Jetson Nano</text:p>
      <text:p text:style-name="P9">Regan Willis</text:p>
      <text:p text:style-name="P9"/>
      <text:p text:style-name="P15">I trained a <text:span text:style-name="T11">two </text:span>face detect<text:span text:style-name="T11">ion </text:span>model<text:span text:style-name="T11">s</text:span> based off the MobileNetV2 architecture <text:span text:style-name="T11">and YOLO architecture</text:span>.<text:span text:style-name="T11"> The MobileNetV2 architecture is created directly from their paper’s architecture. The YOLO architecture is altered to better fit an edge device, reducing the layers and dimensionality as is done in Fast YOLO.</text:span></text:p>
      <text:p text:style-name="P16"><text:span text:style-name="T11">I ran hyperparameter optimization on both architectures to find the ideal learning rate and batch size on these architectures with the provided dataset. Both models are deployed to a Jetson Nano for an accuracy and latency comparison.</text:span></text:p>
      <text:p text:style-name="P1"/>
      <text:p text:style-name="P2">MobileNetV2 Architecture</text:p>
      <text:p text:style-name="P1">I created a PyTorch module based off the architecture of MobileNetV2 as explained in <text:span text:style-name="T8">their paper</text:span>. MobileNetV2 starts with a convolutional layer. It then uses bottleneck residual blocks, which <text:span text:style-name="T1">are a group of convolutional layers with the middle layer expanding to a much larger dimensionality than the input and output based on scaling factor. These inner layers use depthwise separable convolutions, which lowers the computational cost. The architecture used batch normalization and ReLU.</text:span></text:p>
      <text:p text:style-name="P1"/>
      <text:p text:style-name="P10">* insert two tables from MobileNetV2 paper</text:p>
      <text:p text:style-name="P1"/>
      <text:p text:style-name="P1"><text:span text:style-name="T12">YOLO Architecture</text:span></text:p>
      <text:p text:style-name="P12">I also created a model based off of early YOLO architecture. The model takes its architecture from <text:span text:style-name="T8">YOLO </text:span><text:span text:style-name="T9">version 1</text:span> <text:span text:style-name="T11">and adds batch normalization as used in</text:span> <text:span text:style-name="T8">YOLO </text:span><text:span text:style-name="T9">version 2 </text:span><text:span text:style-name="T10">(</text:span><text:span text:style-name="T9">YOLO9000)</text:span>. <text:span text:style-name="T11">I included a learning rate scheduler that allows the weights to warm up and increases the learning rate towards the end of training, as recommended in the YOLO paper. </text:span><text:span text:style-name="T5">This model was very large at over 600,000,000 parameters. </text:span><text:span text:style-name="T11">This is unrealistic for deployment to edge devices, so architecture changes were made.</text:span></text:p>
      <text:p text:style-name="P12">The YOLOv1 paper mentions a Fast YOLO model that is only 9 convolutional layers, compared to YOLO’s 24, and has smaller filter sizes. The paper did not show <text:span text:style-name="T5">which layers were removed or what new filter size was used. I removed some of the repetitive convolutional layers and divided the filter size by half. See the architecture changes below:</text:span></text:p>
      <text:p text:style-name="P11"/>
      <text:p text:style-name="P11">* <text:span text:style-name="T5">insert figure of yolov1 architecture divided by 2</text:span></text:p>
      <text:p text:style-name="P1"/>
      <text:p text:style-name="P2">Hyperparameter Optimization</text:p>
      <text:p text:style-name="P1">I used <text:span text:style-name="T5">H</text:span>yperopt to search for optimal parameters for my model<text:span text:style-name="T13">s</text:span>. <text:span text:style-name="T1">I searched over the batch size to see if a smaller or larger batch size would be better for </text:span><text:span text:style-name="T13">these</text:span><text:span text:style-name="T1"> architecture</text:span><text:span text:style-name="T13">s</text:span><text:span text:style-name="T1"> and dataset. </text:span><text:span text:style-name="T5">I also searched over learning rate.</text:span></text:p>
      <text:p text:style-name="P1"/>
      <table:table table:name="HyperparameterOptimization" table:style-name="HyperparameterOptimization">
        <table:table-column table:style-name="HyperparameterOptimization.A" table:number-columns-repeated="2"/>
        <table:table-row>
          <table:table-cell table:style-name="HyperparameterOptimization.A1" office:value-type="string">
            <text:p text:style-name="P18">Parameter</text:p>
          </table:table-cell>
          <table:table-cell table:style-name="HyperparameterOptimization.A1" office:value-type="string">
            <text:p text:style-name="P18">Values</text:p>
          </table:table-cell>
        </table:table-row>
        <table:table-row>
          <table:table-cell table:style-name="HyperparameterOptimization.A1" office:value-type="string">
            <text:p text:style-name="P18">Batch size</text:p>
          </table:table-cell>
          <table:table-cell table:style-name="HyperparameterOptimization.A1" office:value-type="string">
            <text:p text:style-name="P18">16, 32, 64</text:p>
          </table:table-cell>
        </table:table-row>
        <table:table-row>
          <table:table-cell table:style-name="HyperparameterOptimization.A1" office:value-type="string">
            <text:p text:style-name="P22">Learning rate - MobileNetV2</text:p>
          </table:table-cell>
          <table:table-cell table:style-name="HyperparameterOptimization.A1" office:value-type="string">
            <text:p text:style-name="P22">1e-4 - 1e-3</text:p>
          </table:table-cell>
        </table:table-row>
        <table:table-row>
          <table:table-cell table:style-name="HyperparameterOptimization.A1" office:value-type="string">
            <text:p text:style-name="P22">Learning rate - YOLO</text:p>
          </table:table-cell>
          <table:table-cell table:style-name="HyperparameterOptimization.A1" office:value-type="string">
            <text:p text:style-name="P22">1e-5 - 1e-2</text:p>
          </table:table-cell>
        </table:table-row>
      </table:table>
      <text:p text:style-name="P1"/>
      <text:p text:style-name="P13">I searched 10 different evaluations for each model architecture. To save compute, I first trained the models to 20 epochs and analyzed the loss scores. The models with the highest loss scores were further trained to 50 epochs. See the output of parameter optimization below:</text:p>
      <text:p text:style-name="P8"><text:span text:style-name="T6"/></text:p>
      <text:p text:style-name="P8"><text:span text:style-name="T6">* </text:span><text:span text:style-name="T7">insert hyperopt output table</text:span></text:p>
      <text:p text:style-name="P3"/>
      <text:p text:style-name="P3"><text:soft-page-break/>Measuring Performance – Mean Average Precision</text:p>
      <text:p text:style-name="P7">I computed the mean average precision <text:span text:style-name="T11">(mAP) </text:span>at intersection over union (IoU) of 50% after every validation to track model performance. Since the validation dataset may include multiple bounding boxes per image but my model will only predict one, I used the IoU of the closest bounding box in my calculation. I calculate the IoU of the predicted bounding box and ground truth bounding box with the provided calculate_iou function. If the IoU is over 50%, that prediction is added to my true positive count. Otherwise, I add that prediction to my false positive count. After iterating over the validation dataset and predictions, I compute the precision as the number of true positives over the number of true positives <text:span text:style-name="T13">and </text:span>false positives.</text:p>
      <text:p text:style-name="P1"/>
      <text:p text:style-name="P4">Performance</text:p>
      <text:p text:style-name="P6"><text:span text:style-name="T13">The</text:span> <text:span text:style-name="T13">original </text:span>MobileNetV2 model was trained with the Adam optimizer and a learning rate of 1e-3 <text:span text:style-name="T2">for </text:span><text:span text:style-name="T4">4</text:span><text:span text:style-name="T2">0 epochs </text:span><text:span text:style-name="T14">at a batch size of 32</text:span><text:span text:style-name="T2">.</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Model</text:p>
          </table:table-cell>
          <table:table-cell table:style-name="Table1.A1" office:value-type="string">
            <text:p text:style-name="P19">Best Val Loss</text:p>
          </table:table-cell>
          <table:table-cell table:style-name="Table1.A1" office:value-type="string">
            <text:p text:style-name="P19">IoU at Best Val Loss</text:p>
          </table:table-cell>
          <table:table-cell table:style-name="Table1.A1" office:value-type="string">
            <text:p text:style-name="P19"><text:a xlink:type="simple" xlink:href="mailto:mAP@50" text:style-name="Internet_20_link" text:visited-style-name="Visited_20_Internet_20_Link">mAP@50</text:a> at Best Val Loss</text:p>
          </table:table-cell>
          <table:table-cell table:style-name="Table1.A1" office:value-type="string">
            <text:p text:style-name="P19"><text:a xlink:type="simple" xlink:href="mailto:mAP@50" text:style-name="Internet_20_link" text:visited-style-name="Visited_20_Internet_20_Link">mAP@50</text:a> on Test Dataset</text:p>
          </table:table-cell>
        </table:table-row>
        <table:table-row>
          <table:table-cell table:style-name="Table1.A1" office:value-type="string">
            <text:p text:style-name="P19">mobilenet_model</text:p>
          </table:table-cell>
          <table:table-cell table:style-name="Table1.A1" office:value-type="string">
            <text:p text:style-name="Table_20_Contents">15.26085376739502</text:p>
          </table:table-cell>
          <table:table-cell table:style-name="Table1.A1" office:value-type="string">
            <text:p text:style-name="Table_20_Contents">57.2677166071184</text:p>
          </table:table-cell>
          <table:table-cell table:style-name="Table1.A1" office:value-type="string">
            <text:p text:style-name="Table_20_Contents">74.38155106014489</text:p>
          </table:table-cell>
          <table:table-cell table:style-name="Table1.A1" office:value-type="string">
            <text:p text:style-name="P21">44.247</text:p>
          </table:table-cell>
        </table:table-row>
      </table:table>
      <text:p text:style-name="P6"/>
      <text:p text:style-name="P17">The performance of the two best MobileNetV2 and YOLO models are shown in the table below:</text:p>
      <text:p text:style-name="P1"/>
      <text:p text:style-name="P2">Deploying to Jetson Nano</text:p>
      <text:p text:style-name="P1">To deploy to Jetson Nano, I first convert the trained PyTorch model to ONNX format. Then the model is compiled with TensorRT on the Nano. <text:span text:style-name="T13">The accuracy and latency comparision is shown in the table below:</text:span></text:p>
      <text:p text:style-name="P1"/>
      <table:table table:name="Table2" table:style-name="Table2">
        <table:table-column table:style-name="Table2.A" table:number-columns-repeated="3"/>
        <table:table-row>
          <table:table-cell table:style-name="Table2.A1" office:value-type="string">
            <text:p text:style-name="P20">Model</text:p>
          </table:table-cell>
          <table:table-cell table:style-name="Table2.A1" office:value-type="string">
            <text:p text:style-name="P20"><text:a xlink:type="simple" xlink:href="mailto:mAP@50" text:style-name="Internet_20_link" text:visited-style-name="Visited_20_Internet_20_Link">mAP@50</text:a> on Test Dataset (%)</text:p>
          </table:table-cell>
          <table:table-cell table:style-name="Table2.A1" office:value-type="string">
            <text:p text:style-name="P20">Latency (ms)</text:p>
          </table:table-cell>
        </table:table-row>
        <table:table-row>
          <table:table-cell table:style-name="Table2.A1" office:value-type="string">
            <text:p text:style-name="P20">mobilenet_model</text:p>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5"/>
      <text:p text:style-name="P5">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0:31:28.543663710</meta:creation-date>
    <dc:date>2025-04-13T13:45:43.521057438</dc:date>
    <meta:editing-duration>PT1H7M14S</meta:editing-duration>
    <meta:editing-cycles>8</meta:editing-cycles>
    <meta:generator>LibreOffice/7.3.7.2$Linux_X86_64 LibreOffice_project/30$Build-2</meta:generator>
    <meta:document-statistic meta:table-count="3" meta:image-count="0" meta:object-count="0" meta:page-count="2" meta:paragraph-count="45" meta:word-count="690" meta:character-count="4242" meta:non-whitespace-character-count="3596"/>
  </office:meta>
</office:document-meta>
</file>